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North Dakota State (7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tetson (0-11)</text:p>
          </table:table-cell>
          <table:table-cell office:value-type="string">
            <text:p>22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39</text:p>
          </table:table-cell>
          <table:table-cell office:value-type="string">
            <text:p>.07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21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50</text:p>
          </table:table-cell>
          <table:table-cell office:value-type="string">
            <text:p>.14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344</text:p>
          </table:table-cell>
        </table:table-row>
        <table:table-row>
          <table:table-cell office:value-type="string">
            <text:p>Stetson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13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34</text:p>
          </table:table-cell>
          <table:table-cell office:value-type="string">
            <text:p>-.05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43</text:p>
          </table:table-cell>
          <table:table-cell office:value-type="string">
            <text:p>.16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182</text:p>
          </table:table-cell>
        </table:table-row>
      </table:table>
      <table:table table:name="Sheet 2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-.21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23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42</text:p>
          </table:table-cell>
          <table:table-cell office:value-type="string">
            <text:p>.35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1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24</text:p>
          </table:table-cell>
          <table:table-cell office:value-type="string">
            <text:p>153</text:p>
          </table:table-cell>
          <table:table-cell office:value-type="string">
            <text:p>.183</text:p>
          </table:table-cell>
          <table:table-cell office:value-type="string">
            <text:p>47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69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9.0</text:p>
          </table:table-cell>
        </table:table-row>
      </table:table>
      <table:table table:name="Sheet 3">
        <table:table-row>
          <table:table-cell office:value-type="string">
            <text:p>Stetson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Rebecca Ingram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.0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Chelcie Spenc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nna Bezhan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Riley Nieporte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Danielle Sink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Charlotte Earnhart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-.57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Shelby Connors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Naina Ivanova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Hao Jin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26</text:p>
          </table:table-cell>
          <table:table-cell office:value-type="string">
            <text:p>.6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Eva Deisa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03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2</text:p>
          </table:table-cell>
          <table:table-cell office:value-type="string">
            <text:p>26</text:p>
          </table:table-cell>
          <table:table-cell office:value-type="string">
            <text:p>147</text:p>
          </table:table-cell>
          <table:table-cell office:value-type="string">
            <text:p>.109</text:p>
          </table:table-cell>
          <table:table-cell office:value-type="string">
            <text:p>38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69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5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